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stème de veille informationnel</text:h>
      <text:list xml:id="list2537907186912535489" text:style-name="L1">
        <text:list-item>
          <text:p text:style-name="P2"><text:bookmark text:name="r-6627400"/><text:bookmark text:name="r-6627401"/><text:bookmark text:name="r-6627404"/><text:span text:style-name="Strong_20_Emphasis">rester à l’écoute</text:span> de ce qui change, sur une base <text:span text:style-name="Strong_20_Emphasis">régulière</text:span> afin de ne pas être surchargé d’informations ;</text:p>
        </text:list-item>
        <text:list-item>
          <text:p text:style-name="P2"><text:bookmark text:name="r-6627402"/><text:bookmark text:name="r-6627403"/>et utiliser les <text:span text:style-name="Strong_20_Emphasis">bons outils</text:span> pour faciliter le travail de veille.</text:p>
        </text:list-item>
      </text:list>
      <text:p text:style-name="Standard"/>
      <text:h text:style-name="Heading_20_2" text:outline-level="2">Identifier ses besoins</text:h>
      <text:p text:style-name="Standard">Méthodologies</text:p>
      <text:p text:style-name="Standard">Technologies</text:p>
      <text:p text:style-name="Standard"/>
      <text:h text:style-name="Heading_20_2" text:outline-level="2">Identifier les sources</text:h>
      <text:p text:style-name="Standard">Tuto, livres, blog, forum</text:p>
      <text:p text:style-name="Standard"/>
      <text:h text:style-name="Heading_20_2" text:outline-level="2">Choisir un outil de curation </text:h>
      <text:p text:style-name="Standard">(de recherche d'informations)</text:p>
      <text:p text:style-name="Standard">La curation d’information sur le web peut s’automatiser, et c’est tout l’objet de ce chapitre. </text:p>
      <text:p text:style-name="Standard"/>
      <text:p text:style-name="Standard">Identifier les sources d'informations et les médias adéquats</text:p>
      <text:p text:style-name="Standard">Ca peut être des réseaux sociaux</text:p>
      <text:p text:style-name="Standard"/>
      <text:p text:style-name="Standard">Outils de curation automatiques sur le Web :</text:p>
      <text:p text:style-name="Text_20_body"><text:bookmark text:name="r-6627686"/>il existe des outils qui vous permettent d’agréger automatiquement du contenu provenant de différentes sources et médias, notamment des blogs et des journaux en ligne.</text:p>
      <text:p text:style-name="Text_20_body"><text:bookmark text:name="r-6627687"/>Si vous êtes nostalgique du journal à lire tous les matins, vous pouvez tout à fait vous tourner vers cette solution qui vous donnera chaque jour un contenu personnalisé regroupant les sources de contenu que vous préférez</text:p>
      <text:list xml:id="list3054122374551796753" text:style-name="L2">
        <text:list-item>
          <text:p text:style-name="P3"><text:bookmark text:name="r-6627692"/><text:bookmark text:name="r-6627693"/><text:bookmark text:name="r-6627698"/><text:a xlink:type="simple" xlink:href="https://paper.li/" office:target-frame-name="_blank" xlink:show="new" text:style-name="Internet_20_link" text:visited-style-name="Visited_20_Internet_20_Link">Paper.li</text:a> (gratuit pour les particuliers) - <text:span text:style-name="T1">Le meilleurs en gratuit;</text:span></text:p>
        </text:list-item>
        <text:list-item>
          <text:p text:style-name="P3"><text:bookmark text:name="r-6627694"/><text:bookmark text:name="r-6627695"/><text:a xlink:type="simple" xlink:href="https://www.netvibes.com/fr" office:target-frame-name="_blank" xlink:show="new" text:style-name="Internet_20_link" text:visited-style-name="Visited_20_Internet_20_Link">Netvibes</text:a> (gratuit dans sa version basique) ;</text:p>
        </text:list-item>
        <text:list-item>
          <text:p text:style-name="P3"><text:bookmark text:name="r-6627696"/><text:bookmark text:name="r-6627697"/><text:a xlink:type="simple" xlink:href="https://feedly.com/i/welcome" office:target-frame-name="_blank" xlink:show="new" text:style-name="Internet_20_link" text:visited-style-name="Visited_20_Internet_20_Link">Feedly</text:a> (intéressant, mais seulement dans sa version payante).</text:p>
        </text:list-item>
      </text:list>
      <text:p text:style-name="Text_20_body"><text:bookmark text:name="r-6627841"/>Autres outils de curation automatisée :</text:p>
      <text:list xml:id="list8821726355615476247" text:style-name="L3">
        <text:list-item>
          <text:p text:style-name="P4"><text:bookmark text:name="r-6627842"/><text:bookmark text:name="r-6627843"/><text:bookmark text:name="r-6627846"/><text:a xlink:type="simple" xlink:href="https://www.inoreader.com/?lang=fr_FR" office:target-frame-name="_blank" xlink:show="new" text:style-name="Internet_20_link" text:visited-style-name="Visited_20_Internet_20_Link">Inoreader</text:a> (gratuit dans sa version basique). Cet outil de curation automatisée (agrégateur de flux RSS) a une particularité : il permet également de faire une veille collaborative, en équipe ;</text:p>
        </text:list-item>
        <text:list-item>
          <text:p text:style-name="P4"><text:bookmark text:name="r-6627844"/><text:bookmark text:name="r-6627845"/><text:a xlink:type="simple" xlink:href="https://stample.com/login" office:target-frame-name="_blank" xlink:show="new" text:style-name="Internet_20_link" text:visited-style-name="Visited_20_Internet_20_Link">Stample</text:a> (payant). C’est un outil professionnel de veille collaborative qui va au-delà de la simple veille, car il permet également de faire de la gestion d’équipe et de temps.</text:p>
        </text:list-item>
      </text:list>
      <text:p text:style-name="Text_20_body"><text:bookmark text:name="r-6627847"/>Outils de curation non automatisée, mais qui valent vraiment le détour :</text:p>
      <text:list xml:id="list3746669525579349793" text:style-name="L4">
        <text:list-item>
          <text:p text:style-name="P5"><text:bookmark text:name="r-6627848"/><text:bookmark text:name="r-6627849"/><text:bookmark text:name="r-6627854"/><text:a xlink:type="simple" xlink:href="https://usepanda.com/" office:target-frame-name="_blank" xlink:show="new" text:style-name="Internet_20_link" text:visited-style-name="Visited_20_Internet_20_Link">Panda</text:a> (gratuit dans sa version basique). Avantage : interface moderne, ergonomique, intuitive, très agréable à utiliser. Inconvénient qui n’en est pas vraiment un : ce n’est pas un outil de veille automatisée. En fait, il fonctionne avec une extension pour le navigateur qui permet d’enregistrer n’importe quel contenu sur le web et de l’archiver au même endroit ;</text:p>
        </text:list-item>
        <text:list-item>
          <text:p text:style-name="P5"><text:bookmark text:name="r-6627850"/><text:bookmark text:name="r-6627851"/><text:a xlink:type="simple" xlink:href="https://evernote.com/intl/fr/webclipper/" office:target-frame-name="_blank" xlink:show="new" text:style-name="Internet_20_link" text:visited-style-name="Visited_20_Internet_20_Link">Evernote</text:a> (gratuit dans sa version basique). Cet outil fonctionne sur le même principe de <text:soft-page-break/>“clipper” pour capturer les pages qui nous intéressent sur le web. Evernote est le premier outil du genre a être sorti, il était donc très populaire il y a quelques années, mais voit des concurrents comme Pocket prendre de plus en plus de notoriété ;</text:p>
        </text:list-item>
        <text:list-item>
          <text:p text:style-name="P5"><text:bookmark text:name="r-6627852"/><text:bookmark text:name="r-6627853"/><text:a xlink:type="simple" xlink:href="https://getpocket.com/" office:target-frame-name="_blank" xlink:show="new" text:style-name="Internet_20_link" text:visited-style-name="Visited_20_Internet_20_Link">Pocket</text:a> (gratuit dans sa version basique). Idem : il fonctionne avec une extension de marque-page pour le web. Cet outil est très populaire pour sa facilité d’utilisation et son interface moderne et agréable à utiliser. Entre autres : la lecture des articles est fluide, vous ne trouverez <text:span text:style-name="Strong_20_Emphasis">aucune publicité</text:span>, chaque article est affiché tel qu’il le serait sur une liseuse numérique.</text:p>
        </text:list-item>
      </text:list>
      <text:p text:style-name="Text_20_body"><text:bookmark text:name="r-6673263"/>Même si c’est une pratique répandue, évitez d’utiliser le service de “<text:a xlink:type="simple" xlink:href="https://www.google.fr/alerts?hl=fr" office:target-frame-name="_blank" xlink:show="new" text:style-name="Internet_20_link" text:visited-style-name="Visited_20_Internet_20_Link">Google Alertes</text:a>” pour récupérer un flux d’informations sur un mot-clé, vous risquez de vous retrouver inondé d’informations : vous aurez de la quantité, c’est sûr, de l’exhaustivité, mais pour faire le tri et trouver du contenu qualitatif et pertinent, vous devrez y passer du temps…</text:p>
      <text:h text:style-name="Heading_20_2" text:outline-level="2">Optimiser l'organisation de l'information</text:h>
      <text:p text:style-name="Text_20_body">Attention à <text:span text:style-name="T1">l'infobésité</text:span></text:p>
      <text:p text:style-name="Text_20_body">On doit <text:span text:style-name="Strong_20_Emphasis">réajuster les sources d’informations sélectionnées</text:span>. </text:p>
      <text:p text:style-name="Text_20_body">Sous paper.li, opter pour un condensé visuel et agréable à parcourir</text:p>
      <text:p text:style-name="Text_20_body"/>
      <text:p text:style-name="Text_20_body"><text:bookmark text:name="r-6627896"/><text:span text:style-name="T1">Pinterest</text:span> est un outil gratuit en ligne qui permet de capturer les images provenant de sites web et de les conserver, classées par thématiques dans ce que l’on appelle des <text:span text:style-name="Strong_20_Emphasis">tableaux</text:span>.</text:p>
      <text:p text:style-name="Text_20_body"><text:bookmark text:name="r-6627898"/>Si vous êtes :</text:p>
      <text:list xml:id="list3102268709549804422" text:style-name="L5">
        <text:list-item>
          <text:p text:style-name="P6"><text:bookmark text:name="r-6627899"/><text:bookmark text:name="r-6627900"/><text:bookmark text:name="r-6627907"/>UI/UX designer ;</text:p>
        </text:list-item>
        <text:list-item>
          <text:p text:style-name="P6"><text:bookmark text:name="r-6627901"/><text:bookmark text:name="r-6627902"/>graphiste ;</text:p>
        </text:list-item>
        <text:list-item>
          <text:p text:style-name="P6"><text:bookmark text:name="r-6627903"/><text:bookmark text:name="r-6627904"/>front-end developer ;</text:p>
        </text:list-item>
        <text:list-item>
          <text:p text:style-name="P6"><text:bookmark text:name="r-6627905"/><text:bookmark text:name="r-6627906"/>ou faites partie d’un métier concerné par le design visuel, l’image, la composition…</text:p>
        </text:list-item>
      </text:list>
      <text:p text:style-name="Text_20_body"><text:bookmark text:name="r-6627908"/>… cet outil peut particulièrement vous intéresser. Dans ce cas précis, vous serez en mesure d’effectuer une veille sur les tendances du web en termes de design d’interface pour des sites web ou applications mobiles, par exemple !</text:p>
      <text:p text:style-name="Text_20_body"/>
      <text:p text:style-name="Text_20_body">Avec un outil comme <text:span text:style-name="Strong_20_Emphasis">Pearltrees</text:span>, vous avez la possibilité d’avoir une vision globale de votre veille, une vision en arborescence, très pratique. </text:p>
      <text:p text:style-name="Text_20_body">Il y a aussi <text:span text:style-name="T1">Clipzine</text:span></text:p>
      <text:h text:style-name="Heading_20_2" text:outline-level="2">Partager un contenu synthétique avec ses collègues</text:h>
      <text:p text:style-name="Text_20_body">Diffuser une synthèse des informations.</text:p>
      <text:p text:style-name="P1">Wakelet</text:p>
      <text:p text:style-name="Text_20_body">En plus de vous permettre de capturer tout le contenu qui vous intéresse sur le web (article de blog, presse, publications sur les réseaux sociaux, vidéos, podcasts…), vous pouvez entièrement éditer votre journal de veille en ajoutant des images et des zones de texte ! Et le diffuser</text:p>
      <text:p text:style-name="Text_20_body">Les outils pour créer une newsletter</text:p>
      <text:list xml:id="list7135799961801428715" text:style-name="L6">
        <text:list-item>
          <text:p text:style-name="P7">elink</text:p>
        </text:list-item>
        <text:list-item>
          <text:p text:style-name="P7"><text:soft-page-break/>revue</text:p>
        </text:list-item>
        <text:list-item>
          <text:p text:style-name="P7">wakelet</text:p>
        </text:list-item>
        <text:list-item>
          <text:p text:style-name="P7">pocket</text:p>
        </text:list-item>
      </text:list>
      <text:p text:style-name="Text_20_body">Les outils de communication en interne</text:p>
      <text:list xml:id="list3059983196890175722" text:style-name="L7">
        <text:list-item>
          <text:p text:style-name="P8">Slack : Outil de messagerie, très utilisé en entreprise, qui permet de créer des sujets de discussion par thématiques, appelés des “chaînes”. Idéal pour le travail en équipe, il permet de partager des informations rapidement sans passer par le classique email, et de réunir tous les échanges de vos équipes au même endroit. </text:p>
        </text:list-item>
        <text:list-item>
          <text:p text:style-name="P8">Trello : Outil de gestion visuelle de tous vos projets, inspiré de la méthode Kanban*, cet outil de communication et gestion collaboratives est très populaire également en entreprise. Il permet d’organiser par “tableaux” les différents sujets sur lesquels vous travaillez seul ou avec votre équipe. Chaque tableau se compose d’une liste de “cartes” réorganisables : *vous pouvez y ajouter texte, liens, images, pièces jointes, etc. ; et glisser ces cartes d’une colonne à l’autre pour suivre la progression des sujets. Il peut donc se prêter à un usage de partage de veille collaborative. <text:s/></text:p>
        </text:list-item>
      </text:list>
      <text:h text:style-name="Heading_20_2" text:outline-level="2">Intégrez les meilleurs pratiques au quotidien</text:h>
      <text:p text:style-name="Text_20_body">Pour donner à votre veille un réel impact, vous allez l'intégrer à votre quotidien professionnel. </text:p>
      <text:list xml:id="list5476564656783172202" text:style-name="L8">
        <text:list-item>
          <text:p text:style-name="P9"><text:bookmark text:name="r-6628129"/><text:bookmark text:name="r-6628130"/><text:bookmark text:name="r-6628133"/>Votre veille informationnelle doit vous permettre d’évoluer professionnellement, en améliorant votre quotidien ou en vous rendant plus performant.</text:p>
        </text:list-item>
        <text:list-item>
          <text:p text:style-name="P9"><text:bookmark text:name="r-6628131"/><text:bookmark text:name="r-6628132"/>Établissez des priorités pour appliquer les bonnes pratiques issues de votre veille.</text:p>
        </text:list-item>
      </text:list>
      <text:p text:style-name="Text_20_body"><text:bookmark text:name="r-6628135"/><text:span text:style-name="Emphasis">Mais… il y a un "mais"… : incidemment, vos collègues et supérieurs vont noter les changements que vous opérez. En effet, lorsqu'un collaborateur se fait remarquer pour ses innovations, il n'a pas toujours le succès escompté auprès de collègues qui, malgré eux, se retrouvent parfois partagés entre sentiment de jalousie, rejet, besoin de comparaison, etc.</text:span></text:p>
      <text:h text:style-name="Heading_20_2" text:outline-level="2"><text:bookmark text:name="r-6628137"/>Devenez relayeur d'informations</text:h>
      <text:p text:style-name="Text_20_body">Passez d'amateur à Expert en relayant/diffusant l'information</text:p>
      <text:p text:style-name="Text_20_body">Faites vous identifier comme relayeur légitime</text:p>
      <text:p text:style-name="Text_20_body"><text:bookmark text:name="r-6628188"/>La connaissance n'est pas un objet matériel : si vous donnez un ordinateur à quelqu'un, vous ne possédez plus cet ordinateur, il est entre les mains de quelqu'un d'autre ; alors que si vous donnez à quelqu'un une information, elle vous appartient toujours, mais elle appartient aussi à celui ou celle à qui vous l'avez donnée, qui pourra la partager à son tour.</text:p>
      <text:p text:style-name="Text_20_body"><text:bookmark text:name="r-6628189"/>La connaissance est immatérielle. Elle se partage et se démultiplie entre autant d'individus qui la possèdent.</text:p>
      <text:list xml:id="list7386700285769624946" text:style-name="L9">
        <text:list-item>
          <text:p text:style-name="P10"><text:bookmark text:name="r-6628195"/><text:bookmark text:name="r-6628196"/><text:bookmark text:name="r-6628199"/>Partager les résultats de votre veille sera bénéfique pour vous mais également pour les autres.</text:p>
        </text:list-item>
        <text:list-item>
          <text:p text:style-name="P10"><text:bookmark text:name="r-6628197"/><text:bookmark text:name="r-6628198"/>À force de communiquer sur ce que vous apprenez au quotidien, vous serez identifié comme un influenceur positif au sein de votre environnement de travail.</text:p>
        </text:list-item>
      </text:list>
      <text:h text:style-name="Heading_20_2" text:outline-level="2">Devenez créateur de contenu</text:h>
      <text:p text:style-name="Text_20_body">La portée bénéfique d’une veille informationnelle ne réside pas seulement dans le travail de recherche, mais aussi dans le processus d’appropriation et de partage. </text:p>
      <text:p text:style-name="P1"><text:soft-page-break/>Créer une infographie</text:p>
      <text:p text:style-name="Text_20_body"><text:bookmark text:name="r-6628251"/>Littéralement, <text:span text:style-name="Strong_20_Emphasis">infographie</text:span> signifie “le dessin de l’information”.</text:p>
      <text:p text:style-name="Text_20_body"><text:bookmark text:name="r-6628266"/>Il s’agit de dessiner, de donner à voir l’information, de la rendre visuelle.</text:p>
      <text:p text:style-name="Text_20_body"><text:bookmark text:name="r-6628267"/>Cela rentre dans le cadre de ce que l’on appelle la <text:span text:style-name="Strong_20_Emphasis">facilitation visuelle</text:span>, car c’est facile à appréhender, c’est pédagogique.</text:p>
      <text:p text:style-name="Text_20_body"><text:bookmark text:name="r-6628270"/>Des outils en ligne existent pour cela !</text:p>
      <text:list xml:id="list5396838859178835301" text:style-name="L10">
        <text:list-item>
          <text:p text:style-name="P11"><text:bookmark text:name="r-6628257"/><text:bookmark text:name="r-6628258"/><text:bookmark text:name="r-6628261"/><text:a xlink:type="simple" xlink:href="https://piktochart.com/formats/infographics/" office:target-frame-name="_blank" xlink:show="new" text:style-name="Internet_20_link" text:visited-style-name="Visited_20_Internet_20_Link">Piktochart</text:a> (payant). Facile d’utilisation, cet outil est plutôt populaire en matière de création d’infographies ;</text:p>
        </text:list-item>
        <text:list-item>
          <text:p text:style-name="P11"><text:bookmark text:name="r-6628259"/><text:bookmark text:name="r-6628260"/><text:a xlink:type="simple" xlink:href="https://www.canva.com/fr_fr/creer/infographies/" office:target-frame-name="_blank" xlink:show="new" text:style-name="Internet_20_link" text:visited-style-name="Visited_20_Internet_20_Link">Canva</text:a> (gratuit). J’utilise Canva très souvent pour créer et composer toute sorte de visuels, dont des infographies. C’est mon préféré. Il suffit de choisir un modèle et de l’éditer avec vos informations, ou de partir de zéro en ajoutant des formes et du texte ;</text:p>
        </text:list-item>
      </text:list>
      <text:list xml:id="list2527913023329841218" text:style-name="L11">
        <text:list-item>
          <text:p text:style-name="P12"><text:bookmark text:name="r-6628274"/><text:bookmark text:name="r-6628275"/><text:bookmark text:name="r-6628282"/><text:a xlink:type="simple" xlink:href="https://snappa.com/create/infographics" office:target-frame-name="_blank" xlink:show="new" text:style-name="Internet_20_link" text:visited-style-name="Visited_20_Internet_20_Link">Snappa</text:a> (gratuit). Il fonctionne sur le même principe que Canva. Il est moins connu, mais pas moins bien que Canva ;</text:p>
        </text:list-item>
        <text:list-item>
          <text:p text:style-name="P12"><text:bookmark text:name="r-6628276"/><text:bookmark text:name="r-6628277"/><text:a xlink:type="simple" xlink:href="https://adioma.com/" office:target-frame-name="_blank" xlink:show="new" text:style-name="Internet_20_link" text:visited-style-name="Visited_20_Internet_20_Link">Adioma</text:a> (payant). Il est plus flexible puisqu’il permet de partir d’une page blanche et d’avoir accès à de nombreux pictogrammes et types de graphiques. Vous pouvez complètement personnaliser vos infographies. C’est bien pour ceux qui ont déjà une idée en tête en termes de design, mais cela demande plus de temps de création… ;</text:p>
        </text:list-item>
      </text:list>
      <text:list xml:id="list79157235280200459" text:style-name="L12">
        <text:list-item>
          <text:p text:style-name="P13"><text:bookmark text:name="r-6628278"/><text:bookmark text:name="r-6628279"/><text:a xlink:type="simple" xlink:href="https://infogram.com/" office:target-frame-name="_blank" xlink:show="new" text:style-name="Internet_20_link" text:visited-style-name="Visited_20_Internet_20_Link">Infogram</text:a> (gratuit), <text:a xlink:type="simple" xlink:href="https://www.easel.ly/" office:target-frame-name="_blank" xlink:show="new" text:style-name="Internet_20_link" text:visited-style-name="Visited_20_Internet_20_Link">Easel.ly</text:a> (gratuit), <text:a xlink:type="simple" xlink:href="http://vizualize.me/" office:target-frame-name="_blank" xlink:show="new" text:style-name="Internet_20_link" text:visited-style-name="Visited_20_Internet_20_Link">Vizualize</text:a> (gratuit), sont des outils similaires ;</text:p>
        </text:list-item>
        <text:list-item>
          <text:p text:style-name="P13"><text:bookmark text:name="r-6628280"/><text:bookmark text:name="r-6628281"/><text:a xlink:type="simple" xlink:href="https://biteable.com/templates/category/infographic/" office:target-frame-name="_blank" xlink:show="new" text:style-name="Internet_20_link" text:visited-style-name="Visited_20_Internet_20_Link">Biteable</text:a> (payant) et <text:a xlink:type="simple" xlink:href="https://www.animaker.com/" office:target-frame-name="_blank" xlink:show="new" text:style-name="Internet_20_link" text:visited-style-name="Visited_20_Internet_20_Link">Animaker </text:a>(payant) sont des outils particuliers : ils offrent la possibilité de créer des vidéos infographiques !</text:p>
        </text:list-item>
      </text:list>
      <text:p text:style-name="P1">Rédiger un article de blog</text:p>
      <text:p text:style-name="Text_20_body"><text:bookmark text:name="r-6628288"/>Plusieurs plateformes sont disponibles gratuitement pour écrire des articles de blog :</text:p>
      <text:list xml:id="list3874753858080747086" text:style-name="L13">
        <text:list-item>
          <text:p text:style-name="P14"><text:bookmark text:name="r-6628289"/><text:bookmark text:name="r-6628290"/><text:bookmark text:name="r-6628293"/>soit vous voulez vous créer votre blog personnel et dans ce cas, vous privilégierez une plateforme comme <text:a xlink:type="simple" xlink:href="https://fr.wordpress.com/" office:target-frame-name="_blank" xlink:show="new" text:style-name="Internet_20_link" text:visited-style-name="Visited_20_Internet_20_Link">WordPress</text:a> (la plus utilisée au monde), <text:a xlink:type="simple" xlink:href="https://www.tumblr.com/" office:target-frame-name="_blank" xlink:show="new" text:style-name="Internet_20_link" text:visited-style-name="Visited_20_Internet_20_Link">Tumblr</text:a> ou <text:a xlink:type="simple" xlink:href="https://www.blogger.com/about/?r=2" office:target-frame-name="_blank" xlink:show="new" text:style-name="Internet_20_link" text:visited-style-name="Visited_20_Internet_20_Link">Blogger</text:a> (plus simples à mettre en place) ;</text:p>
        </text:list-item>
        <text:list-item>
          <text:p text:style-name="P14"><text:bookmark text:name="r-6628291"/><text:bookmark text:name="r-6628292"/>soit vous passerez par un service qui héberge vos articles parmi ceux des autres, sans avoir à créer quoi que ce soit, comme <text:a xlink:type="simple" xlink:href="https://www.linkedin.com/post/new/" office:target-frame-name="_blank" xlink:show="new" text:style-name="Internet_20_link" text:visited-style-name="Visited_20_Internet_20_Link">l’option article sur LinkedIn</text:a> ou <text:a xlink:type="simple" xlink:href="https://medium.com/france" office:target-frame-name="_blank" xlink:show="new" text:style-name="Internet_20_link" text:visited-style-name="Visited_20_Internet_20_Link">Medium</text:a> (qui, soit dit en passant, bénéficient d’une très bonne popularité et se prêtent particulièrement bien aux articles qui concernent le monde du travail, de l’entreprise, de l’innovatio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text:bookmark text:name="r-6627700"/></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2T17:03:17.12</meta:creation-date>
    <dc:date>2020-03-19T09:34:24.93</dc:date>
    <meta:editing-duration>PT16H42M47S</meta:editing-duration>
    <meta:editing-cycles>6</meta:editing-cycles>
    <meta:generator>OpenOffice/4.1.7$Win32 OpenOffice.org_project/417m1$Build-9800</meta:generator>
    <meta:document-statistic meta:table-count="0" meta:image-count="0" meta:object-count="0" meta:page-count="4" meta:paragraph-count="81" meta:word-count="1482" meta:character-count="9194"/>
    <dc:creator>Jean-Bernard SAINT-EVE</dc:creator>
  </office:meta>
</office:document-meta>
</file>